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72in"/>
    </style:style>
    <style:style style:name="co4" style:family="table-column">
      <style:table-column-properties fo:break-before="auto" style:column-width="2.0319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7799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0071in"/>
    </style:style>
    <style:style style:name="co9" style:family="table-column">
      <style:table-column-properties fo:break-before="auto" style:column-width="1.9661in"/>
    </style:style>
    <style:style style:name="co10" style:family="table-column">
      <style:table-column-properties fo:break-before="auto" style:column-width="4.5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1.1291in" fo:break-before="auto" style:use-optimal-row-height="false"/>
    </style:style>
    <style:style style:name="ro6" style:family="table-row">
      <style:table-row-properties style:row-height="2.4409in" fo:break-before="auto" style:use-optimal-row-height="true"/>
    </style:style>
    <style:style style:name="ro7" style:family="table-row">
      <style:table-row-properties style:row-height="2.0957in" fo:break-before="auto" style:use-optimal-row-height="true"/>
    </style:style>
    <style:style style:name="ro8" style:family="table-row">
      <style:table-row-properties style:row-height="1.75in" fo:break-before="auto" style:use-optimal-row-height="true"/>
    </style:style>
    <style:style style:name="ro9" style:family="table-row">
      <style:table-row-properties style:row-height="0.5409in" fo:break-before="auto" style:use-optimal-row-height="true"/>
    </style:style>
    <style:style style:name="ro10" style:family="table-row">
      <style:table-row-properties style:row-height="0.7138in" fo:break-before="auto" style:use-optimal-row-height="true"/>
    </style:style>
    <style:style style:name="ro11" style:family="table-row">
      <style:table-row-properties style:row-height="1.0591in" fo:break-before="auto" style:use-optimal-row-height="true"/>
    </style:style>
    <style:style style:name="ro12" style:family="table-row">
      <style:table-row-properties style:row-height="1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08in solid #000000" style:vertical-align="middle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wrap-option="wrap" fo:border="0.0008in solid #000000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Segmentos de red" table:style-name="ta1" table:print="false"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6" table:number-rows-spanned="1">
            <text:p>Campos de Entrada</text:p>
          </table:table-cell>
          <table:covered-table-cell table:number-columns-repeated="5" table:style-name="ce4"/>
          <table:table-cell table:style-name="ce7" table:number-columns-repeated="1018"/>
        </table:table-row>
        <table:table-row table:style-name="ro2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Valores</text:p>
          </table:table-cell>
          <table:table-cell table:style-name="ce2" office:value-type="string">
            <text:p>Requerido</text:p>
          </table:table-cell>
          <table:table-cell table:style-name="ce2" office:value-type="string">
            <text:p>Observación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Nombre</text:p>
          </table:table-cell>
          <table:table-cell table:style-name="ce3" office:value-type="string">
            <text:p>Texto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 office:value-type="string">
            <text:p>Debe ser único.</text:p>
            <text:p>El campo no es editable.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</text:p>
          </table:table-cell>
          <table:table-cell table:style-name="ce3" office:value-type="string">
            <text:p>Texto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 office:value-type="string">
            <text:p>El campo es editable.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Tipo</text:p>
          </table:table-cell>
          <table:table-cell table:style-name="ce3" office:value-type="string">
            <text:p>Lista</text:p>
          </table:table-cell>
          <table:table-cell table:style-name="ce3"/>
          <table:table-cell table:style-name="ce3" office:value-type="string">
            <text:p>Red de subtransmisión</text:p>
            <text:p>Subestación</text:p>
            <text:p>Transformador</text:p>
            <text:p>Red de media tensión</text:p>
            <text:p>Red de baja tensión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Un segmento de red solo puede ser de un tipo.</text:p>
            <text:p>El campo se usa para agrupar segmentos de red.</text:p>
            <text:p>El campo es editable.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Tensión 1 (kV)</text:p>
          </table:table-cell>
          <table:table-cell table:style-name="ce3" office:value-type="string">
            <text:p>Número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6" office:value-type="string">
            <text:p>La longitud incluye separador de decimales</text:p>
            <text:p>Máximo dos decimales.</text:p>
            <text:p/>
            <text:p>Es obligatorio para todos los tipos de segmentos de red.</text:p>
            <text:p>El campo se usa para agrupar segmentos de red.</text:p>
            <text:p>Las tensiones a asignar dependen del tipo:</text:p>
            <text:p>*Red de subtransmisión – Tensiones de media y alta.</text:p>
            <text:p>*Subestación – Tensiones de media y alta.</text:p>
            <text:p>*Transformador – Tensiones de media.</text:p>
            <text:p>*Red de media – Tensiones de media.</text:p>
            <text:p>*Red de baja – Tensiones de baja.</text:p>
            <text:p>El campo es editable.</text:p>
            <text:p/>
          </table:table-cell>
          <table:table-cell table:number-columns-repeated="1018"/>
        </table:table-row>
        <table:table-row table:style-name="ro7">
          <table:table-cell table:style-name="ce3" office:value-type="string">
            <text:p>Tensión 2 (kV)</text:p>
          </table:table-cell>
          <table:table-cell table:style-name="ce3" office:value-type="string">
            <text:p>Número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6" office:value-type="string">
            <text:p>La longitud incluye separador de decimales</text:p>
            <text:p>Máximo dos decimales</text:p>
            <text:p>Es obligatorio para subestaciones y transformadores.</text:p>
            <text:p>Se activa si se define “Tensión 1 (kV)”.</text:p>
            <text:p>El campo se usa para agrupar segmentos de red. Se concatena con la Tensión 1 &lt;Valor_Tensión1/Valar_Tensión2&gt;</text:p>
            <text:p>Las tensiones a asignar dependen del tipo:</text:p>
            <text:p>*Subestación – Tensiones de media </text:p>
            <text:p>*Transformador – Tensiones de baja.</text:p>
            <text:p>El campo es editable.</text:p>
            <text:p/>
          </table:table-cell>
          <table:table-cell table:number-columns-repeated="1018"/>
        </table:table-row>
        <table:table-row table:style-name="ro8">
          <table:table-cell table:style-name="ce3" office:value-type="string">
            <text:p>Tensión 3 (kV)</text:p>
          </table:table-cell>
          <table:table-cell table:style-name="ce3" office:value-type="string">
            <text:p>Número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6" office:value-type="string">
            <text:p>La longitud incluye separador de decimales</text:p>
            <text:p>Máximo dos decimales</text:p>
            <text:p>Es opcional para subestaciones.</text:p>
            <text:p>El campo se activa si se define “Tensión 2 (kV)”.</text:p>
            <text:p>El campo se usa para agrupar segmentos de red. Se concatena con la Tensión 1 y Tensión 2 &lt;Valor_Tensión1/Valar_Tensión2/Valar_Tensión3&gt;</text:p>
            <text:p>Las tensiones a asignar dependen del tipo:</text:p>
            <text:p>*Subestación – Tensiones de media y baja.</text:p>
            <text:p>El campo es editable.</text:p>
          </table:table-cell>
          <table:table-cell table:number-columns-repeated="1018"/>
        </table:table-row>
        <table:table-row table:style-name="ro9">
          <table:table-cell table:style-name="ce3" office:value-type="string">
            <text:p>Operador de red</text:p>
          </table:table-cell>
          <table:table-cell table:style-name="ce3" office:value-type="string">
            <text:p>Lista</text:p>
          </table:table-cell>
          <table:table-cell table:style-name="ce3" table:number-columns-repeated="2"/>
          <table:table-cell table:style-name="ce3" office:value-type="string">
            <text:p>Si</text:p>
          </table:table-cell>
          <table:table-cell table:style-name="ce3" office:value-type="string">
            <text:p>Lista de distribuidores de energía.</text:p>
            <text:p>El campo se usa para agrupar segmentos de red.</text:p>
            <text:p>El campo es editable.</text:p>
          </table:table-cell>
          <table:table-cell table:number-columns-repeated="1018"/>
        </table:table-row>
        <table:table-row table:style-name="ro9">
          <table:table-cell table:style-name="ce3" office:value-type="string">
            <text:p>Inyección</text:p>
          </table:table-cell>
          <table:table-cell table:style-name="ce3" office:value-type="string">
            <text:p>Lista</text:p>
          </table:table-cell>
          <table:table-cell table:style-name="ce3" table:number-columns-repeated="2"/>
          <table:table-cell table:style-name="ce3" office:value-type="string">
            <text:p>Si</text:p>
          </table:table-cell>
          <table:table-cell table:style-name="ce3" office:value-type="string">
            <text:p>Lista de puntos de servicio eléctrico que aportan a la inyección de energía en el segmento de red-</text:p>
            <text:p>El campo es editable.</text:p>
          </table:table-cell>
          <table:table-cell table:number-columns-repeated="1018"/>
        </table:table-row>
        <table:table-row table:style-name="ro9">
          <table:table-cell table:style-name="ce3" office:value-type="string">
            <text:p>Retiro</text:p>
          </table:table-cell>
          <table:table-cell table:style-name="ce3" office:value-type="string">
            <text:p>Lista</text:p>
          </table:table-cell>
          <table:table-cell table:style-name="ce3" table:number-columns-repeated="2"/>
          <table:table-cell table:style-name="ce3" office:value-type="string">
            <text:p>Si</text:p>
          </table:table-cell>
          <table:table-cell table:style-name="ce3" office:value-type="string">
            <text:p>Lista de puntos de servicio eléctrico que aportan al retiro de energía en el segmento de red.</text:p>
            <text:p>El campo es editable.</text:p>
          </table:table-cell>
          <table:table-cell table:number-columns-repeated="1018"/>
        </table:table-row>
        <table:table-row table:style-name="ro10">
          <table:table-cell table:style-name="ce3" office:value-type="string">
            <text:p>Región</text:p>
          </table:table-cell>
          <table:table-cell table:style-name="ce5" office:value-type="string">
            <text:p>Lista</text:p>
          </table:table-cell>
          <table:table-cell table:style-name="ce5" table:number-columns-repeated="2"/>
          <table:table-cell table:style-name="ce5" office:value-type="string">
            <text:p>Si</text:p>
          </table:table-cell>
          <table:table-cell table:style-name="ce5" office:value-type="string">
            <text:p>Lista de regiones geográficas de operación.</text:p>
            <text:p>El campo se usa para agrupar segmentos de red.</text:p>
            <text:p>Solo se puede elegir una.</text:p>
            <text:p>El campo es editable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table:number-columns-spanned="6" table:number-rows-spanned="1">
            <text:p>Campos de Entrada</text:p>
          </table:table-cell>
          <table:covered-table-cell table:number-columns-repeated="5" table:style-name="ce4"/>
          <table:table-cell table:number-columns-repeated="1018"/>
        </table:table-row>
        <table:table-row table:style-name="ro4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Valores</text:p>
          </table:table-cell>
          <table:table-cell table:style-name="ce2" office:value-type="string">
            <text:p>Requerido</text:p>
          </table:table-cell>
          <table:table-cell table:style-name="ce2" office:value-type="string">
            <text:p>Observación</text:p>
          </table:table-cell>
          <table:table-cell table:number-columns-repeated="1018"/>
        </table:table-row>
        <table:table-row table:style-name="ro1">
          <table:table-cell office:value-type="string">
            <text:p>Nivel de tensión principal</text:p>
          </table:table-cell>
          <table:table-cell table:number-columns-repeated="4" office:value-type="string">
            <text:p>NA</text:p>
          </table:table-cell>
          <table:table-cell office:value-type="string">
            <text:p>Depende del tipo de segmento de red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nto de Servicio Eléctrico" table:style-name="ta1" table:print="false"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2" table:number-columns-repeated="1018" table:default-cell-style-name="ce8"/>
        <table:table-row table:style-name="ro2">
          <table:table-cell table:style-name="ce2" office:value-type="string">
            <text:p>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Longitud</text:p>
          </table:table-cell>
          <table:table-cell table:style-name="ce2" office:value-type="string">
            <text:p>Valores</text:p>
          </table:table-cell>
          <table:table-cell table:style-name="ce2" office:value-type="string">
            <text:p>Requerido</text:p>
          </table:table-cell>
          <table:table-cell table:style-name="ce2" office:value-type="string">
            <text:p>Observación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Nombre</text:p>
          </table:table-cell>
          <table:table-cell table:style-name="ce3" office:value-type="string">
            <text:p>Texto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 office:value-type="string">
            <text:p>Debe ser único.</text:p>
            <text:p>El campo no es editable.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</text:p>
          </table:table-cell>
          <table:table-cell table:style-name="ce3" office:value-type="string">
            <text:p>Texto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 office:value-type="string">
            <text:p>El campo es editable.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Tipo</text:p>
          </table:table-cell>
          <table:table-cell table:style-name="ce3" office:value-type="string">
            <text:p>Lista</text:p>
          </table:table-cell>
          <table:table-cell table:style-name="ce3"/>
          <table:table-cell table:style-name="ce3" office:value-type="string">
            <text:p>Cliente regulado</text:p>
            <text:p>Cliente no regulado</text:p>
            <text:p>Exportación</text:p>
            <text:p>Importación</text:p>
            <text:p>Generación</text:p>
            <text:p>Generación distribuida</text:p>
            <text:p>Alumbrado público</text:p>
            <text:p>Punto de carga</text:p>
            <text:p>Transformador</text:p>
            <text:p>Otro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Un punto de servicio eléctrico solo puede pertenecer a un tipo.</text:p>
            <text:p>El campo es editable.</text:p>
          </table:table-cell>
          <table:table-cell table:number-columns-repeated="1018"/>
        </table:table-row>
        <table:table-row table:style-name="ro11">
          <table:table-cell table:style-name="ce5" office:value-type="string">
            <text:p>Estrato</text:p>
          </table:table-cell>
          <table:table-cell table:style-name="ce5" office:value-type="string">
            <text:p>Lista</text:p>
          </table:table-cell>
          <table:table-cell table:style-name="ce5"/>
          <table:table-cell table:style-name="ce5" office:value-type="string">
            <text:p>Bajo bajo</text:p>
            <text:p>Bajo</text:p>
            <text:p>Medio bajo</text:p>
            <text:p>Medio alto</text:p>
            <text:p>Alto</text:p>
            <text:p>Alto alt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olo puede asignarse una opción.</text:p>
            <text:p>El campo es editable.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Cliente</text:p>
          </table:table-cell>
          <table:table-cell table:style-name="ce5" office:value-type="string">
            <text:p>Lista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5" office:value-type="string">
            <text:p>Solo se puede escoger un cliente.</text:p>
            <text:p>El campo es editable.</text:p>
          </table:table-cell>
          <table:table-cell table:number-columns-repeated="1018"/>
        </table:table-row>
        <table:table-row table:style-name="ro10">
          <table:table-cell table:style-name="ce5" office:value-type="string">
            <text:p>Dirección</text:p>
          </table:table-cell>
          <table:table-cell table:style-name="ce5" office:value-type="string">
            <text:p>Texto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5" office:value-type="string">
            <text:p>Dirección de ubicación del punto de servicio.</text:p>
            <text:p>Si Alan define primero las coordenadas (longitud y latitud) del punto, la dirección se calcula y autocompleta.</text:p>
            <text:p>El campo es editable.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Longitud</text:p>
          </table:table-cell>
          <table:table-cell table:style-name="ce5" office:value-type="string">
            <text:p>Número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5" office:value-type="string">
            <text:p>El campo es editable.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Latitud</text:p>
          </table:table-cell>
          <table:table-cell table:style-name="ce5" office:value-type="string">
            <text:p>Número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5" office:value-type="string">
            <text:p>El campo es editable.</text:p>
          </table:table-cell>
          <table:table-cell table:number-columns-repeated="1018"/>
        </table:table-row>
        <table:table-row table:style-name="ro9">
          <table:table-cell table:style-name="ce5" office:value-type="string">
            <text:p>Región</text:p>
          </table:table-cell>
          <table:table-cell table:style-name="ce5" office:value-type="string">
            <text:p>Lista</text:p>
          </table:table-cell>
          <table:table-cell table:style-name="ce5" table:number-columns-repeated="2"/>
          <table:table-cell table:style-name="ce5" office:value-type="string">
            <text:p>Si</text:p>
          </table:table-cell>
          <table:table-cell table:style-name="ce5" office:value-type="string">
            <text:p>Lista de regiones geográficas de operación.</text:p>
            <text:p>Solo se puede elegir una.</text:p>
            <text:p>El campo es editable.</text:p>
          </table:table-cell>
          <table:table-cell table:number-columns-repeated="1018"/>
        </table:table-row>
        <table:table-row table:style-name="ro12">
          <table:table-cell table:style-name="ce5" office:value-type="string">
            <text:p>Bidireccional</text:p>
          </table:table-cell>
          <table:table-cell table:style-name="ce5" office:value-type="string">
            <text:p>Booleano</text:p>
          </table:table-cell>
          <table:table-cell table:style-name="ce5"/>
          <table:table-cell table:style-name="ce5" office:value-type="string">
            <text:p>Si</text:p>
            <text:p>No</text:p>
          </table:table-cell>
          <table:table-cell table:style-name="ce5" office:value-type="string">
            <text:p>Si</text:p>
          </table:table-cell>
          <table:table-cell table:style-name="ce5" office:value-type="string">
            <text:p>Check.</text:p>
            <text:p>Por defecto está seleccionado.</text:p>
            <text:p>Si se configura el punto como bidireccional, contará con dos flujos de energía activa.</text:p>
            <text:p>Si no se configura como bidireccional, solo tendrá un flujo de energía activa.</text:p>
            <text:p>El campo es editable.</text:p>
          </table:table-cell>
          <table:table-cell table:number-columns-repeated="1018"/>
        </table:table-row>
        <table:table-row table:style-name="ro9">
          <table:table-cell table:style-name="ce5" office:value-type="string">
            <text:p>Distribuidor</text:p>
          </table:table-cell>
          <table:table-cell table:style-name="ce5" office:value-type="string">
            <text:p>Lista</text:p>
          </table:table-cell>
          <table:table-cell table:style-name="ce5"/>
          <table:table-cell table:number-columns-repeated="2" table:style-name="ce5" office:value-type="string">
            <text:p>No</text:p>
          </table:table-cell>
          <table:table-cell table:style-name="ce5" office:value-type="string">
            <text:p>Lista de distribuidores.</text:p>
            <text:p>Solo se puede elegir uno.</text:p>
            <text:p>El campo es editable.</text:p>
          </table:table-cell>
          <table:table-cell table:number-columns-repeated="1018"/>
        </table:table-row>
        <table:table-row table:style-name="ro9">
          <table:table-cell table:style-name="ce5" office:value-type="string">
            <text:p>Comercializador</text:p>
          </table:table-cell>
          <table:table-cell table:style-name="ce5" office:value-type="string">
            <text:p>Lista</text:p>
          </table:table-cell>
          <table:table-cell table:style-name="ce5"/>
          <table:table-cell table:number-columns-repeated="2" table:style-name="ce5" office:value-type="string">
            <text:p>No</text:p>
          </table:table-cell>
          <table:table-cell table:style-name="ce5" office:value-type="string">
            <text:p>Lista de comercializadores.</text:p>
            <text:p>Solo se puede elegir uno.</text:p>
            <text:p>El campo es editable.</text:p>
          </table:table-cell>
          <table:table-cell table:number-columns-repeated="1018"/>
        </table:table-row>
        <table:table-row table:style-name="ro9">
          <table:table-cell table:style-name="ce5" office:value-type="string">
            <text:p>Ciclo de facturación</text:p>
          </table:table-cell>
          <table:table-cell table:style-name="ce5" office:value-type="string">
            <text:p>Fecha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5" office:value-type="string">
            <text:p>Fecha en la que finaliza el ciclo de facturación del punto de servicio eléctrico.</text:p>
            <text:p>El campo es editable.</text:p>
          </table:table-cell>
          <table:table-cell table:number-columns-repeated="1018"/>
        </table:table-row>
        <table:table-row table:style-name="ro10">
          <table:table-cell table:style-name="ce3" office:value-type="string">
            <text:p>Tensión (kV)</text:p>
          </table:table-cell>
          <table:table-cell table:style-name="ce3" office:value-type="string">
            <text:p>Número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6" office:value-type="string">
            <text:p>La longitud incluye separador de decimales</text:p>
            <text:p>Máximo dos decimales.</text:p>
            <text:p>El campo es editable.</text:p>
            <text:p/>
          </table:table-cell>
          <table:table-cell table:number-columns-repeated="1018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19:50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0:04:59.65</meta:creation-date>
    <dc:date>2019-08-24T19:50:34.48</dc:date>
    <meta:editing-duration>PT6H58M22S</meta:editing-duration>
    <meta:editing-cycles>7</meta:editing-cycles>
    <meta:generator>OpenOffice/4.1.5$Win32 OpenOffice.org_project/415m1$Build-9789</meta:generator>
    <meta:document-statistic meta:table-count="3" meta:cell-count="139" meta:object-count="0"/>
  </office:meta>
</office:document-meta>
</file>